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officeooo:rsid="001811e3"/>
    </style:style>
    <style:style style:name="T2" style:family="text">
      <style:text-properties officeooo:rsid="00182a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Benjamin Toll</text:p>
      <text:p text:style-name="Preformatted_20_Text">Princeton, MA</text:p>
      <text:p text:style-name="Preformatted_20_Text">ben.toll.works@gmail.com | benjamintoll.com | github.com/btoll</text:p>
      <text:p text:style-name="Preformatted_20_Text"/>
      <text:p text:style-name="P1">Professional Summary</text:p>
      <text:p text:style-name="Preformatted_20_Text"/>
      <text:p text:style-name="Preformatted_20_Text">Software engineer with 15+ years building backend systems and infrastructure tooling. Strong experience with Go, Linux, Kubernetes and a passion for systems programming. Focused on understanding how systems work at scale, building reliable and performant solutions, and enabling other engineers through infrastructure and tooling.</text:p>
      <text:p text:style-name="Preformatted_20_Text"/>
      <text:p text:style-name="P1">Technical Skills</text:p>
      <text:p text:style-name="Preformatted_20_Text"/>
      <text:p text:style-name="Preformatted_20_Text">• Languages: Go, C, Python, Bash, JavaScript, Ruby</text:p>
      <text:p text:style-name="Preformatted_20_Text">• Systems &amp; Infrastructure: Kubernetes, OpenShift, Docker, Podman, Linux, AWS (EKS, EC2, S3, IAM)</text:p>
      <text:p text:style-name="Preformatted_20_Text">• Databases &amp; Caching: PostgreSQL, MySQL, MongoDB, Redis, Memcached</text:p>
      <text:p text:style-name="Preformatted_20_Text">• Tools &amp; Practices: CI/CD, GitOps, Terraform, Ansible, Git, Jenkins, Ginkgo testing</text:p>
      <text:p text:style-name="Preformatted_20_Text">• Focus Areas: Backend systems, infrastructure automation, performance optimization, distributed systems</text:p>
      <text:p text:style-name="Preformatted_20_Text"/>
      <text:p text:style-name="P1">Professional Experience</text:p>
      <text:p text:style-name="Preformatted_20_Text"/>
      <text:p text:style-name="Preformatted_20_Text">Red Hat</text:p>
      <text:p text:style-name="Preformatted_20_Text">Site Reliability Engineer, Team Lead | October 2024 – September 2025</text:p>
      <text:p text:style-name="Preformatted_20_Text"/>
      <text:p text:style-name="Preformatted_20_Text">• Developed and maintained Go <text:span text:style-name="T1">test suites</text:span> for OpenShift clusters (ROSA), focusing on system reliability and performance.</text:p>
      <text:p text:style-name="Preformatted_20_Text">• Led technical direction for infrastructure tooling and automation across distributed teams.</text:p>
      <text:p text:style-name="Preformatted_20_Text">• Mentored junior engineers on systems design, Go best practices, and operational excellence.</text:p>
      <text:p text:style-name="Preformatted_20_Text">• Improved system performance and API functionality through profiling, optimization, and testing.</text:p>
      <text:p text:style-name="Preformatted_20_Text"/>
      <text:p text:style-name="Preformatted_20_Text">Veriforce</text:p>
      <text:p text:style-name="Preformatted_20_Text">Principal DevOps Engineer | December 2023 – October 2024</text:p>
      <text:p text:style-name="Preformatted_20_Text"/>
      <text:p text:style-name="Preformatted_20_Text">• Led GitOps transition for Kubernetes infrastructure, improving deployment reliability and visibility.</text:p>
      <text:p text:style-name="Preformatted_20_Text">• Designed backend architectures using Go, Kubernetes, and infrastructure-as-code practices.</text:p>
      <text:p text:style-name="Preformatted_20_Text">• Conducted technical research and mentorship programs to develop team capabilities in distributed systems.</text:p>
      <text:p text:style-name="Preformatted_20_Text"/>
      <text:p text:style-name="Preformatted_20_Text">Taos/IBM</text:p>
      <text:p text:style-name="Preformatted_20_Text">Senior Software and DevOps Engineer | June 2021 – October 2022</text:p>
      <text:p text:style-name="Preformatted_20_Text"/>
      <text:p text:style-name="Preformatted_20_Text">• Built automation tooling in Go and Python to streamline infrastructure workflows and reduce operational overhead.</text:p>
      <text:p text:style-name="Preformatted_20_Text">• Improved system security and reliability by implementing Kubernetes best practices and vulnerability scanning.</text:p>
      <text:p text:style-name="Preformatted_20_Text">• Managed AWS infrastructure (EKS, EC2, S3, IAM) and infrastructure-as-code deployments using Terraform and Ansible.</text:p>
      <text:p text:style-name="Preformatted_20_Text"/>
      <text:p text:style-name="Preformatted_20_Text">Algorand</text:p>
      <text:p text:style-name="Preformatted_20_Text">DevOps Engineer | November 2019 – February 2021</text:p>
      <text:p text:style-name="Preformatted_20_Text"><text:soft-page-break/></text:p>
      <text:p text:style-name="Preformatted_20_Text">• Designed and optimized CI/CD pipelines using Kubernetes and Jenkins for blockchain infrastructure.</text:p>
      <text:p text:style-name="Preformatted_20_Text">• Built backend services in Go, handling distributed system challenges at scale.</text:p>
      <text:p text:style-name="Preformatted_20_Text">• Conducted code reviews and enhanced security measures across application deployments.</text:p>
      <text:p text:style-name="Preformatted_20_Text"/>
      <text:p text:style-name="Preformatted_20_Text">Consultant</text:p>
      <text:p text:style-name="Preformatted_20_Text">Software Engineer | January 2016 – October 2022</text:p>
      <text:p text:style-name="Preformatted_20_Text"/>
      <text:p text:style-name="Preformatted_20_Text">• Developed full-stack applications with Go, JavaScript (React), and Elm; focused on backend systems and optimization.</text:p>
      <text:p text:style-name="Preformatted_20_Text">• Optimized database performance and caching strategies with Redis and Memcached.</text:p>
      <text:p text:style-name="Preformatted_20_Text">• Performed security audits and system assessments.</text:p>
      <text:p text:style-name="Preformatted_20_Text"/>
      <text:p text:style-name="Preformatted_20_Text">Sencha Inc</text:p>
      <text:p text:style-name="Preformatted_20_Text">Software Engineer | <text:span text:style-name="T2">June</text:span> 201<text:span text:style-name="T2">1</text:span> – December 2015</text:p>
      <text:p text:style-name="Preformatted_20_Text"/>
      <text:p text:style-name="Preformatted_20_Text">• Maintained and improved the Ext JavaScript framework, implementing new features and resolving critical bugs.</text:p>
      <text:p text:style-name="Preformatted_20_Text">• Contributed to internal tooling and developer productivity enhancements.</text:p>
      <text:p text:style-name="Preformatted_20_Text"/>
      <text:p text:style-name="Preformatted_20_Text">Yahoo!</text:p>
      <text:p text:style-name="Preformatted_20_Text">Software Engineer | November 2009 – May 2011</text:p>
      <text:p text:style-name="Preformatted_20_Text"/>
      <text:p text:style-name="Preformatted_20_Text">• Developed JavaScript applications for Yahoo's Connected TV platform.</text:p>
      <text:p text:style-name="Preformatted_20_Text">• Served as principal maintainer for high-profile applications.</text:p>
      <text:p text:style-name="Preformatted_20_Text"/>
      <text:p text:style-name="P1">Education</text:p>
      <text:p text:style-name="Preformatted_20_Text"/>
      <text:p text:style-name="Preformatted_20_Text">University of New Mexico</text:p>
      <text:p text:style-name="Preformatted_20_Text">BA, History | 1996 – 1999</text:p>
      <text:p text:style-name="Preformatted_20_Text"/>
      <text:p text:style-name="Preformatted_20_Text">Honors: Summa Cum Laude, Phi Beta Kappa, Phi Alpha Theta</text:p>
      <text:p text:style-name="Preformatted_20_Text"/>
      <text:p text:style-name="P1">Certifications</text:p>
      <text:p text:style-name="Preformatted_20_Text"/>
      <text:p text:style-name="Preformatted_20_Text">• Certified Kubernetes Administrator (CKA)</text:p>
      <text:p text:style-name="Preformatted_20_Text">• Kubernetes and Cloud Native Associate – The Linux Foundation</text:p>
      <text:p text:style-name="Preformatted_20_Text">• Linux Essentials (LE-1) – Linux Professional Institute</text:p>
      <text:p text:style-name="Preformatted_20_Text"/>
      <text:p text:style-name="P1">Languages</text:p>
      <text:p text:style-name="Preformatted_20_Text"/>
      <text:p text:style-name="Preformatted_20_Text">• English (Native/Fluent)</text:p>
      <text:p text:style-name="Preformatted_20_Text">• Italian (Conversational)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6-04-15T15:46:24.515174565</dc:date>
    <meta:editing-duration>PT6M15S</meta:editing-duration>
    <meta:editing-cycles>4</meta:editing-cycles>
    <meta:document-statistic meta:table-count="0" meta:image-count="0" meta:object-count="0" meta:page-count="2" meta:paragraph-count="57" meta:word-count="473" meta:character-count="3536" meta:non-whitespace-character-count="3110"/>
  </office:meta>
</office:document-meta>
</file>